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5.191cm"/>
    </style:style>
    <style:style style:name="co5" style:family="table-column">
      <style:table-column-properties fo:break-before="auto" style:column-width="31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ext-properties style:font-name="Courier New"/>
    </style:style>
    <style:style style:name="ce8" style:family="table-cell" style:parent-style-name="Default">
      <style:text-properties style:font-name="Lucida Console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27.933cm" svg:height="22.698cm" svg:x="1.314cm" svg:y="0.48cm">
            <draw:object draw:notify-on-update-of-ranges="graph.B56:graph.B243 graph.C55:graph.C55 graph.C56:graph.C243 graph.D56:graph.D243 graph.E55:graph.E55 graph.E56:graph.E243 graph.F56:graph.F243 graph.G55:graph.G55 graph.G56:graph.G243 graph.H56:graph.H243 graph.I55:graph.I55 graph.I56:graph.I243 graph.J56:graph.J243 graph.K55:graph.K55 graph.K56:graph.K243 graph.L56:graph.L243 graph.M55:graph.M55 graph.M56:graph.M243 graph.N5:graph.N10 graph.N4:graph.O4 graph.O5:graph.O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( Data below the graph )</text:p>
          </table:table-cell>
          <table:covered-table-cell table:number-columns-repeated="3"/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Home-X</text:p>
          </table:table-cell>
          <table:table-cell office:value-type="string" calcext:value-type="string">
            <text:p>Home-Y</text:p>
          </table:table-cell>
        </table:table-row>
        <table:table-row table:style-name="ro1">
          <table:table-cell table:number-columns-repeated="13"/>
          <table:table-cell table:style-name="ce1" office:value-type="float" office:value="18.61" calcext:value-type="float">
            <text:p>18.61</text:p>
          </table:table-cell>
          <table:table-cell table:style-name="ce1" office:value-type="float" office:value="-14.79" calcext:value-type="float">
            <text:p>-14.79</text:p>
          </table:table-cell>
        </table:table-row>
        <table:table-row table:style-name="ro1">
          <table:table-cell table:number-columns-repeated="13"/>
          <table:table-cell table:style-name="ce1" office:value-type="float" office:value="18.61" calcext:value-type="float">
            <text:p>18.61</text:p>
          </table:table-cell>
          <table:table-cell table:style-name="ce1" office:value-type="float" office:value="14.79" calcext:value-type="float">
            <text:p>14.79</text:p>
          </table:table-cell>
        </table:table-row>
        <table:table-row table:style-name="ro1">
          <table:table-cell table:number-columns-repeated="13"/>
          <table:table-cell table:style-name="ce1" office:value-type="float" office:value="0" calcext:value-type="float">
            <text:p>0</text:p>
          </table:table-cell>
          <table:table-cell table:style-name="ce1" office:value-type="float" office:value="-20.72" calcext:value-type="float">
            <text:p>-20.72</text:p>
          </table:table-cell>
        </table:table-row>
        <table:table-row table:style-name="ro1">
          <table:table-cell table:number-columns-repeated="1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0.72" calcext:value-type="float">
            <text:p>20.72</text:p>
          </table:table-cell>
        </table:table-row>
        <table:table-row table:style-name="ro1">
          <table:table-cell table:number-columns-repeated="13"/>
          <table:table-cell table:style-name="ce1" office:value-type="float" office:value="-18.61" calcext:value-type="float">
            <text:p>-18.61</text:p>
          </table:table-cell>
          <table:table-cell table:style-name="ce1" office:value-type="float" office:value="-14.79" calcext:value-type="float">
            <text:p>-14.79</text:p>
          </table:table-cell>
        </table:table-row>
        <table:table-row table:style-name="ro1">
          <table:table-cell table:number-columns-repeated="13"/>
          <table:table-cell table:style-name="ce1" office:value-type="float" office:value="-18.61" calcext:value-type="float">
            <text:p>-18.61</text:p>
          </table:table-cell>
          <table:table-cell table:style-name="ce1" office:value-type="float" office:value="14.79" calcext:value-type="float">
            <text:p>14.79</text:p>
          </table:table-cell>
        </table:table-row>
        <table:table-row table:style-name="ro1" table:number-rows-repeated="42">
          <table:table-cell table:number-columns-repeated="15"/>
        </table:table-row>
        <table:table-row table:style-name="ro1">
          <table:table-cell table:style-name="ce4"/>
          <table:table-cell table:style-name="ce6" office:value-type="string" calcext:value-type="string" table:number-columns-spanned="4" table:number-rows-spanned="1">
            <text:p>Paste data onto cell A56</text:p>
          </table:table-cell>
          <table:covered-table-cell table:number-columns-repeated="3"/>
          <table:table-cell/>
          <table:table-cell table:style-name="ce5" office:value-type="string" calcext:value-type="string" table:number-columns-spanned="8" table:number-rows-spanned="1">
            <text:p>( Hide any rows of data that you don’t want to show on the chart )</text:p>
          </table:table-cell>
          <table:covered-table-cell table:number-columns-repeated="7"/>
          <table:table-cell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4" office:value-type="string" calcext:value-type="string">
            <text:p>F.R.</text:p>
          </table:table-cell>
          <table:table-cell office:value-type="string" calcext:value-type="string">
            <text:p>GloL1X</text:p>
          </table:table-cell>
          <table:table-cell office:value-type="string" calcext:value-type="string">
            <text:p>GloL1Y</text:p>
          </table:table-cell>
          <table:table-cell office:value-type="string" calcext:value-type="string">
            <text:p>GloL4X</text:p>
          </table:table-cell>
          <table:table-cell office:value-type="string" calcext:value-type="string">
            <text:p>GloL4Y</text:p>
          </table:table-cell>
          <table:table-cell office:value-type="string" calcext:value-type="string">
            <text:p>GloL2X</text:p>
          </table:table-cell>
          <table:table-cell office:value-type="string" calcext:value-type="string">
            <text:p>GloL2Y</text:p>
          </table:table-cell>
          <table:table-cell office:value-type="string" calcext:value-type="string">
            <text:p>GloL5X</text:p>
          </table:table-cell>
          <table:table-cell office:value-type="string" calcext:value-type="string">
            <text:p>GloL5Y</text:p>
          </table:table-cell>
          <table:table-cell office:value-type="string" calcext:value-type="string">
            <text:p>GloL3X</text:p>
          </table:table-cell>
          <table:table-cell office:value-type="string" calcext:value-type="string">
            <text:p>GloL3Y</text:p>
          </table:table-cell>
          <table:table-cell office:value-type="string" calcext:value-type="string">
            <text:p>GloL6X</text:p>
          </table:table-cell>
          <table:table-cell office:value-type="string" calcext:value-type="string">
            <text:p>GloL6Y</text:p>
          </table:table-cell>
          <table:table-cell table:style-name="ce1" office:value-type="string" calcext:value-type="string">
            <text:p>LocL1X</text:p>
          </table:table-cell>
          <table:table-cell table:style-name="ce1" office:value-type="string" calcext:value-type="string">
            <text:p>LocL1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91" calcext:value-type="float">
            <text:p>17.91</text:p>
          </table:table-cell>
          <table:table-cell office:value-type="float" office:value="-14.09" calcext:value-type="float">
            <text:p>-14.0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7.91" calcext:value-type="float">
            <text:p>-17.91</text:p>
          </table:table-cell>
          <table:table-cell office:value-type="float" office:value="14.09" calcext:value-type="float">
            <text:p>14.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2" calcext:value-type="float">
            <text:p>17.2</text:p>
          </table:table-cell>
          <table:table-cell office:value-type="float" office:value="-13.38" calcext:value-type="float">
            <text:p>-13.38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7.2" calcext:value-type="float">
            <text:p>-17.2</text:p>
          </table:table-cell>
          <table:table-cell office:value-type="float" office:value="13.38" calcext:value-type="float">
            <text:p>13.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49" calcext:value-type="float">
            <text:p>16.49</text:p>
          </table:table-cell>
          <table:table-cell office:value-type="float" office:value="-12.67" calcext:value-type="float">
            <text:p>-12.6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6.49" calcext:value-type="float">
            <text:p>-16.49</text:p>
          </table:table-cell>
          <table:table-cell office:value-type="float" office:value="12.67" calcext:value-type="float">
            <text:p>12.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9.72" calcext:value-type="float">
            <text:p>-19.72</text:p>
          </table:table-cell>
          <table:table-cell office:value-type="float" office:value="0" calcext:value-type="float">
            <text:p>0</text:p>
          </table:table-cell>
          <table:table-cell office:value-type="float" office:value="19.72" calcext:value-type="float">
            <text:p>19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8.72" calcext:value-type="float">
            <text:p>-18.72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7.72" calcext:value-type="float">
            <text:p>-17.72</text:p>
          </table:table-cell>
          <table:table-cell office:value-type="float" office:value="0" calcext:value-type="float">
            <text:p>0</text:p>
          </table:table-cell>
          <table:table-cell office:value-type="float" office:value="17.72" calcext:value-type="float">
            <text:p>17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7.91" calcext:value-type="float">
            <text:p>17.91</text:p>
          </table:table-cell>
          <table:table-cell office:value-type="float" office:value="14.09" calcext:value-type="float">
            <text:p>14.0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7.91" calcext:value-type="float">
            <text:p>-17.91</text:p>
          </table:table-cell>
          <table:table-cell office:value-type="float" office:value="-14.09" calcext:value-type="float">
            <text:p>-14.0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7.2" calcext:value-type="float">
            <text:p>17.2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7.2" calcext:value-type="float">
            <text:p>-17.2</text:p>
          </table:table-cell>
          <table:table-cell office:value-type="float" office:value="-13.38" calcext:value-type="float">
            <text:p>-13.38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6.49" calcext:value-type="float">
            <text:p>16.49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6.49" calcext:value-type="float">
            <text:p>-16.49</text:p>
          </table:table-cell>
          <table:table-cell office:value-type="float" office:value="-12.67" calcext:value-type="float">
            <text:p>-12.6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-16.86" calcext:value-type="float">
            <text:p>-16.86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-17.14" calcext:value-type="float">
            <text:p>-17.14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-17.28" calcext:value-type="float">
            <text:p>-17.28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76" calcext:value-type="float">
            <text:p>12.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-17.42" calcext:value-type="float">
            <text:p>-17.4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96" calcext:value-type="float">
            <text:p>12.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-17.57" calcext:value-type="float">
            <text:p>-17.57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16" calcext:value-type="float">
            <text:p>13.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-17.71" calcext:value-type="float">
            <text:p>-17.71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-17.85" calcext:value-type="float">
            <text:p>-17.85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56" calcext:value-type="float">
            <text:p>13.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17.99" calcext:value-type="float">
            <text:p>-17.99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77" calcext:value-type="float">
            <text:p>-11.7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17.99" calcext:value-type="float">
            <text:p>-17.99</text:p>
          </table:table-cell>
          <table:table-cell office:value-type="float" office:value="0" calcext:value-type="float">
            <text:p>0</text:p>
          </table:table-cell>
          <table:table-cell office:value-type="float" office:value="16.86" calcext:value-type="float">
            <text:p>16.86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77" calcext:value-type="float">
            <text:p>-11.7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57" calcext:value-type="float">
            <text:p>-11.5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-17.85" calcext:value-type="float">
            <text:p>-17.8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57" calcext:value-type="float">
            <text:p>-11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56" calcext:value-type="float">
            <text:p>13.56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37" calcext:value-type="float">
            <text:p>-11.3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-17.71" calcext:value-type="float">
            <text:p>-17.71</text:p>
          </table:table-cell>
          <table:table-cell office:value-type="float" office:value="0" calcext:value-type="float">
            <text:p>0</text:p>
          </table:table-cell>
          <table:table-cell office:value-type="float" office:value="17.14" calcext:value-type="float">
            <text:p>17.14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37" calcext:value-type="float">
            <text:p>-11.3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17" calcext:value-type="float">
            <text:p>-11.1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-17.57" calcext:value-type="float">
            <text:p>-17.57</text:p>
          </table:table-cell>
          <table:table-cell office:value-type="float" office:value="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17" calcext:value-type="float">
            <text:p>-11.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16" calcext:value-type="float">
            <text:p>13.16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97" calcext:value-type="float">
            <text:p>-10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-17.42" calcext:value-type="float">
            <text:p>-17.42</text:p>
          </table:table-cell>
          <table:table-cell office:value-type="float" office:value="0" calcext:value-type="float">
            <text:p>0</text:p>
          </table:table-cell>
          <table:table-cell office:value-type="float" office:value="17.42" calcext:value-type="float">
            <text:p>17.4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96" calcext:value-type="float">
            <text:p>12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77" calcext:value-type="float">
            <text:p>-10.7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-17.28" calcext:value-type="float">
            <text:p>-17.28</text:p>
          </table:table-cell>
          <table:table-cell office:value-type="float" office:value="0" calcext:value-type="float">
            <text:p>0</text:p>
          </table:table-cell>
          <table:table-cell office:value-type="float" office:value="17.57" calcext:value-type="float">
            <text:p>17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77" calcext:value-type="float">
            <text:p>-10.7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76" calcext:value-type="float">
            <text:p>12.76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57" calcext:value-type="float">
            <text:p>-10.5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-17.14" calcext:value-type="float">
            <text:p>-17.14</text:p>
          </table:table-cell>
          <table:table-cell office:value-type="float" office:value="0" calcext:value-type="float">
            <text:p>0</text:p>
          </table:table-cell>
          <table:table-cell office:value-type="float" office:value="17.71" calcext:value-type="float">
            <text:p>17.71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37" calcext:value-type="float">
            <text:p>-10.3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7.85" calcext:value-type="float">
            <text:p>17.8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37" calcext:value-type="float">
            <text:p>-10.3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17" calcext:value-type="float">
            <text:p>-10.1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-16.86" calcext:value-type="float">
            <text:p>-16.86</text:p>
          </table:table-cell>
          <table:table-cell office:value-type="float" office:value="0" calcext:value-type="float">
            <text:p>0</text:p>
          </table:table-cell>
          <table:table-cell office:value-type="float" office:value="17.99" calcext:value-type="float">
            <text:p>17.99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17" calcext:value-type="float">
            <text:p>-10.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17" calcext:value-type="float">
            <text:p>-10.1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-16.86" calcext:value-type="float">
            <text:p>-16.86</text:p>
          </table:table-cell>
          <table:table-cell office:value-type="float" office:value="0" calcext:value-type="float">
            <text:p>0</text:p>
          </table:table-cell>
          <table:table-cell office:value-type="float" office:value="17.99" calcext:value-type="float">
            <text:p>17.99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17" calcext:value-type="float">
            <text:p>-10.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37" calcext:value-type="float">
            <text:p>-10.3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7.85" calcext:value-type="float">
            <text:p>17.8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37" calcext:value-type="float">
            <text:p>-10.3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57" calcext:value-type="float">
            <text:p>-10.5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-17.14" calcext:value-type="float">
            <text:p>-17.14</text:p>
          </table:table-cell>
          <table:table-cell office:value-type="float" office:value="0" calcext:value-type="float">
            <text:p>0</text:p>
          </table:table-cell>
          <table:table-cell office:value-type="float" office:value="17.71" calcext:value-type="float">
            <text:p>17.71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77" calcext:value-type="float">
            <text:p>-10.7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-17.28" calcext:value-type="float">
            <text:p>-17.28</text:p>
          </table:table-cell>
          <table:table-cell office:value-type="float" office:value="0" calcext:value-type="float">
            <text:p>0</text:p>
          </table:table-cell>
          <table:table-cell office:value-type="float" office:value="17.57" calcext:value-type="float">
            <text:p>17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77" calcext:value-type="float">
            <text:p>-10.7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76" calcext:value-type="float">
            <text:p>12.76</text:p>
          </table:table-cell>
          <table:table-cell table:number-columns-repeated="2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97" calcext:value-type="float">
            <text:p>-10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-17.42" calcext:value-type="float">
            <text:p>-17.42</text:p>
          </table:table-cell>
          <table:table-cell office:value-type="float" office:value="0" calcext:value-type="float">
            <text:p>0</text:p>
          </table:table-cell>
          <table:table-cell office:value-type="float" office:value="17.42" calcext:value-type="float">
            <text:p>17.4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96" calcext:value-type="float">
            <text:p>12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17" calcext:value-type="float">
            <text:p>-11.1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-17.57" calcext:value-type="float">
            <text:p>-17.57</text:p>
          </table:table-cell>
          <table:table-cell office:value-type="float" office:value="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17" calcext:value-type="float">
            <text:p>-11.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16" calcext:value-type="float">
            <text:p>13.16</text:p>
          </table:table-cell>
          <table:table-cell table:number-columns-repeated="2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37" calcext:value-type="float">
            <text:p>-11.3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-17.71" calcext:value-type="float">
            <text:p>-17.71</text:p>
          </table:table-cell>
          <table:table-cell office:value-type="float" office:value="0" calcext:value-type="float">
            <text:p>0</text:p>
          </table:table-cell>
          <table:table-cell office:value-type="float" office:value="17.14" calcext:value-type="float">
            <text:p>17.14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37" calcext:value-type="float">
            <text:p>-11.3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57" calcext:value-type="float">
            <text:p>-11.5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-17.85" calcext:value-type="float">
            <text:p>-17.8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57" calcext:value-type="float">
            <text:p>-11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56" calcext:value-type="float">
            <text:p>13.56</text:p>
          </table:table-cell>
          <table:table-cell table:number-columns-repeated="2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77" calcext:value-type="float">
            <text:p>-11.7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17.99" calcext:value-type="float">
            <text:p>-17.99</text:p>
          </table:table-cell>
          <table:table-cell office:value-type="float" office:value="0" calcext:value-type="float">
            <text:p>0</text:p>
          </table:table-cell>
          <table:table-cell office:value-type="float" office:value="16.86" calcext:value-type="float">
            <text:p>16.86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77" calcext:value-type="float">
            <text:p>-11.7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17.99" calcext:value-type="float">
            <text:p>-17.99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-17.85" calcext:value-type="float">
            <text:p>-17.85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56" calcext:value-type="float">
            <text:p>13.56</text:p>
          </table:table-cell>
          <table:table-cell table:number-columns-repeated="2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-17.71" calcext:value-type="float">
            <text:p>-17.71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-17.57" calcext:value-type="float">
            <text:p>-17.57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16" calcext:value-type="float">
            <text:p>13.16</text:p>
          </table:table-cell>
          <table:table-cell table:number-columns-repeated="2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-17.42" calcext:value-type="float">
            <text:p>-17.4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96" calcext:value-type="float">
            <text:p>12.96</text:p>
          </table:table-cell>
          <table:table-cell table:number-columns-repeated="2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-17.28" calcext:value-type="float">
            <text:p>-17.28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76" calcext:value-type="float">
            <text:p>12.76</text:p>
          </table:table-cell>
          <table:table-cell table:number-columns-repeated="2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-17.14" calcext:value-type="float">
            <text:p>-17.14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-16.86" calcext:value-type="float">
            <text:p>-16.86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16.49" calcext:value-type="float">
            <text:p>16.49</text:p>
          </table:table-cell>
          <table:table-cell office:value-type="float" office:value="-12.67" calcext:value-type="float">
            <text:p>-12.6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6.49" calcext:value-type="float">
            <text:p>-16.49</text:p>
          </table:table-cell>
          <table:table-cell office:value-type="float" office:value="12.67" calcext:value-type="float">
            <text:p>12.67</text:p>
          </table:table-cell>
          <table:table-cell table:number-columns-repeated="2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17.2" calcext:value-type="float">
            <text:p>17.2</text:p>
          </table:table-cell>
          <table:table-cell office:value-type="float" office:value="-13.38" calcext:value-type="float">
            <text:p>-13.38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7.2" calcext:value-type="float">
            <text:p>-17.2</text:p>
          </table:table-cell>
          <table:table-cell office:value-type="float" office:value="13.38" calcext:value-type="float">
            <text:p>13.38</text:p>
          </table:table-cell>
          <table:table-cell table:number-columns-repeated="2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17.91" calcext:value-type="float">
            <text:p>17.91</text:p>
          </table:table-cell>
          <table:table-cell office:value-type="float" office:value="-14.09" calcext:value-type="float">
            <text:p>-14.0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7.91" calcext:value-type="float">
            <text:p>-17.91</text:p>
          </table:table-cell>
          <table:table-cell office:value-type="float" office:value="14.09" calcext:value-type="float">
            <text:p>14.09</text:p>
          </table:table-cell>
          <table:table-cell table:number-columns-repeated="2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7.72" calcext:value-type="float">
            <text:p>-17.72</text:p>
          </table:table-cell>
          <table:table-cell office:value-type="float" office:value="0" calcext:value-type="float">
            <text:p>0</text:p>
          </table:table-cell>
          <table:table-cell office:value-type="float" office:value="17.72" calcext:value-type="float">
            <text:p>17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8.72" calcext:value-type="float">
            <text:p>-18.72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9.72" calcext:value-type="float">
            <text:p>-19.72</text:p>
          </table:table-cell>
          <table:table-cell office:value-type="float" office:value="0" calcext:value-type="float">
            <text:p>0</text:p>
          </table:table-cell>
          <table:table-cell office:value-type="float" office:value="19.72" calcext:value-type="float">
            <text:p>19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49" calcext:value-type="float">
            <text:p>16.49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6.49" calcext:value-type="float">
            <text:p>-16.49</text:p>
          </table:table-cell>
          <table:table-cell office:value-type="float" office:value="-12.67" calcext:value-type="float">
            <text:p>-12.6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2" calcext:value-type="float">
            <text:p>17.2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7.2" calcext:value-type="float">
            <text:p>-17.2</text:p>
          </table:table-cell>
          <table:table-cell office:value-type="float" office:value="-13.38" calcext:value-type="float">
            <text:p>-13.38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91" calcext:value-type="float">
            <text:p>17.91</text:p>
          </table:table-cell>
          <table:table-cell office:value-type="float" office:value="14.09" calcext:value-type="float">
            <text:p>14.0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7.91" calcext:value-type="float">
            <text:p>-17.91</text:p>
          </table:table-cell>
          <table:table-cell office:value-type="float" office:value="-14.09" calcext:value-type="float">
            <text:p>-14.0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table:number-columns-repeated="15"/>
        </table:table-row>
        <table:table-row table:style-name="ro1" table:number-rows-repeated="10483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low listing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ce8"/>
        <table:table-row table:style-name="ro1">
          <table:table-cell/>
          <table:table-cell table:style-name="ce3" office:value-type="string" calcext:value-type="string">
            <text:p>R# MSEC OP P1 <text:s text:c="3"/>P2 <text:s text:c="4"/>P3 <text:s text:c="4"/>P4 <text:s text:c="4"/>L1-X <text:s text:c="2"/>L1-Y <text:s text:c="2"/>L1-Z <text:s text:c="2"/>L2-X <text:s text:c="2"/>L2-Y <text:s text:c="2"/>L2-Z <text:s text:c="2"/>L3-X <text:s text:c="2"/>L3-Y <text:s text:c="2"/>L3-Z <text:s text:c="2"/>L4-X <text:s text:c="2"/>L4-Y <text:s text:c="2"/>L4-Z <text:s text:c="2"/>L5-X <text:s text:c="2"/>L5-Y <text:s text:c="2"/>L5-Z <text:s text:c="2"/>L6-X <text:s text:c="2"/>L6-Y <text:s text:c="2"/>L6-Z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4"/>
          <table:table-cell office:value-type="string" calcext:value-type="string">
            <text:p>00)1000 <text:s/>4 10 <text:s text:c="2"/>0.00 <text:s text:c="2"/>0.00 <text:s text:c="2"/>0.00 <text:s text:c="3"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) 240 <text:s/>4 10 <text:s text:c="2"/>0.00 <text:s text:c="2"/>0.00 <text:s text:c="2"/>0.00 <text:s text:c="3"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) 240 <text:s/>4 10 <text:s text:c="2"/>0.00 <text:s text:c="2"/>0.00 <text:s text:c="2"/>0.00 <text:s text:c="3"/>0.00 <text:s text:c="2"/>2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2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) 200 <text:s/>4 10 <text:s text:c="2"/>0.00 <text:s text:c="2"/>0.00 <text:s text:c="2"/>0.00 <text:s text:c="2"/>-4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) 200 <text:s/>4 10 <text:s text:c="2"/>0.00 <text:s text:c="2"/>0.00 <text:s text:c="2"/>0.00 <text:s text:c="2"/>-4.00 <text:s text:c="2"/>0.00 <text:s text:c="2"/>0.00/ <text:s/>0.00 <text:s text:c="2"/>2.00 <text:s text:c="2"/>0.00/ <text:s/>0.00 <text:s text:c="2"/>0.00 <text:s text:c="2"/>0.00/ <text:s/>0.00 <text:s text:c="2"/>0.00 <text:s text:c="2"/>0.00/ <text:s/>0.00 <text:s text:c="2"/>2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5) 200 <text:s/>4 10 <text:s text:c="2"/>0.00 <text:s text:c="2"/>0.00 <text:s text:c="2"/>0.00 <text:s text:c="2"/>-4.00 <text:s text:c="2"/>0.00 <text:s text:c="2"/>0.00/ -4.00 <text:s text:c="2"/>0.00 <text:s text:c="2"/>0.00/ <text:s/>0.00 <text:s text:c="2"/>0.00 <text:s text:c="2"/>0.00/ <text:s/>0.00 <text:s text:c="2"/>0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6) 200 <text:s/>4 10 <text:s text:c="2"/>0.00 <text:s text:c="2"/>0.00 <text:s text:c="2"/>0.00 <text:s text:c="2"/>-4.00 <text:s text:c="2"/>0.00 <text:s text:c="2"/>0.00/ -4.00 <text:s text:c="2"/>0.00 <text:s text:c="2"/>0.00/ <text:s/>0.00 <text:s text:c="2"/>2.00 <text:s text:c="2"/>0.00/ <text:s/>0.00 <text:s text:c="2"/>2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7) 200 <text:s/>4 10 <text:s text:c="2"/>0.00 <text:s text:c="2"/>0.00 <text:s text:c="2"/>0.00 <text:s text:c="2"/>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8)1000 <text:s/>4 10 <text:s text:c="2"/>0.00 <text:s text:c="2"/>0.00 <text:s text:c="2"/>0.00 <text:s text:c="2"/>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9) <text:s text:c="2"/>0 <text:s/>9 <text:s/>6 <text:s text:c="2"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) 500 <text:s/>4 10 <text:s text:c="2"/>0.00 <text:s text:c="2"/>0.00 <text:s text:c="2"/>0.00 <text:s text:c="2"/>-4.00 <text:s text:c="2"/>0.00 <text:s text:c="2"/>0.00/ -2.59 <text:s text:c="2"/>2.00 <text:s text:c="2"/>0.00/ -4.00 <text:s text:c="2"/>0.00 <text:s text:c="2"/>0.00/ -2.59 <text:s text:c="2"/>2.00 <text:s text:c="2"/>1.41/ -4.00 <text:s text:c="2"/>0.00 <text:s text:c="2"/>0.00/ -2.59 <text:s text:c="2"/>2.00 <text:s/>-1.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1) 500 <text:s/>4 10 <text:s text:c="2"/>0.00 <text:s text:c="2"/>0.00 <text:s text:c="2"/>0.00 <text:s text:c="2"/>-4.00 <text:s text:c="2"/>0.00 <text:s text:c="2"/>0.00/ -2.59 <text:s text:c="2"/>0.00 <text:s text:c="2"/>0.00/ -4.00 <text:s text:c="2"/>0.00 <text:s text:c="2"/>0.00/ -2.59 <text:s text:c="2"/>0.00 <text:s text:c="2"/>1.41/ -4.00 <text:s text:c="2"/>0.00 <text:s text:c="2"/>0.00/ -2.59 <text:s text:c="2"/>0.00 <text:s/>-1.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2) 500 <text:s/>4 10 <text:s text:c="2"/>0.00 <text:s text:c="2"/>0.00 <text:s text:c="2"/>0.00 <text:s text:c="2"/>-4.00 <text:s text:c="2"/>2.00 <text:s text:c="2"/>0.00/ -2.59 <text:s text:c="2"/>0.00 <text:s text:c="2"/>0.00/ -4.00 <text:s text:c="2"/>2.00 <text:s text:c="2"/>0.00/ -2.59 <text:s text:c="2"/>0.00 <text:s text:c="2"/>1.41/ -4.00 <text:s text:c="2"/>2.00 <text:s text:c="2"/>0.00/ -2.59 <text:s text:c="2"/>0.00 <text:s/>-1.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3) 500 <text:s/>4 10 <text:s text:c="2"/>0.00 <text:s text:c="2"/>0.00 <text:s text:c="2"/>0.00 <text:s text:c="2"/>-5.41 <text:s text:c="2"/>2.00 <text:s text:c="2"/>1.41/ -4.00 <text:s text:c="2"/>0.00 <text:s text:c="2"/>0.00/ -5.41 <text:s text:c="2"/>2.00 <text:s/>-1.41/ -4.00 <text:s text:c="2"/>0.00 <text:s text:c="2"/>0.00/ -2.59 <text:s text:c="2"/>2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4) 500 <text:s/>4 10 <text:s text:c="2"/>0.00 <text:s text:c="2"/>0.00 <text:s text:c="2"/>0.00 <text:s text:c="2"/>-5.41 <text:s text:c="2"/>0.00 <text:s text:c="2"/>1.41/ -4.00 <text:s text:c="2"/>0.00 <text:s text:c="2"/>0.00/ -5.41 <text:s text:c="2"/>0.00 <text:s/>-1.41/ -4.00 <text:s text:c="2"/>0.00 <text:s text:c="2"/>0.00/ -2.59 <text:s text:c="2"/>0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5) 500 <text:s/>4 10 <text:s text:c="2"/>0.00 <text:s text:c="2"/>0.00 <text:s text:c="2"/>0.00 <text:s text:c="2"/>-5.41 <text:s text:c="2"/>0.00 <text:s text:c="2"/>1.41/ -4.00 <text:s text:c="2"/>2.00 <text:s text:c="2"/>0.00/ -5.41 <text:s text:c="2"/>0.00 <text:s/>-1.41/ -4.00 <text:s text:c="2"/>2.00 <text:s text:c="2"/>0.00/ -2.59 <text:s text:c="2"/>0.00 <text:s text:c="2"/>0.00/ -4.00 <text:s text:c="2"/>2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6) <text:s text:c="2"/>0 10 <text:s/>6 <text:s text:c="2"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7) 500 <text:s/>4 10 <text:s text:c="2"/>0.00 <text:s text:c="2"/>0.00 <text:s text:c="2"/>0.00 <text:s text:c="2"/>-4.00 <text:s text:c="2"/>0.00 <text:s text:c="2"/>0.00/ -2.59 <text:s text:c="2"/>2.00 <text:s text:c="2"/>0.00/ -4.00 <text:s text:c="2"/>0.00 <text:s text:c="2"/>0.00/ -2.59 <text:s text:c="2"/>2.00 <text:s text:c="2"/>1.41/ -4.00 <text:s text:c="2"/>0.00 <text:s text:c="2"/>0.00/ -2.59 <text:s text:c="2"/>2.00 <text:s/>-1.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8) 500 <text:s/>4 10 <text:s text:c="2"/>0.00 <text:s text:c="2"/>0.00 <text:s text:c="2"/>0.00 <text:s text:c="2"/>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9) 500 <text:s/>4 10 <text:s text:c="2"/>0.00 <text:s text:c="2"/>0.00 <text:s text:c="2"/>0.00 <text:s text:c="2"/>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0) 200 <text:s/>4 10 <text:s text:c="2"/>0.00 <text:s text:c="2"/>0.00 <text:s text:c="2"/>0.00 <text:s text:c="3"/>0.00 <text:s text:c="2"/>2.00 <text:s text:c="2"/>0.00/ -4.00 <text:s text:c="2"/>0.00 <text:s text:c="2"/>0.00/ -4.00 <text:s text:c="2"/>0.00 <text:s text:c="2"/>0.00/ -4.00 <text:s text:c="2"/>0.00 <text:s text:c="2"/>0.00/ -4.00 <text:s text:c="2"/>0.00 <text:s text:c="2"/>0.00/ <text:s/>0.00 <text:s text:c="2"/>2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1) 200 <text:s/>4 10 <text:s text:c="2"/>0.00 <text:s text:c="2"/>0.00 <text:s text:c="2"/>0.00 <text:s text:c="3"/>0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) 200 <text:s/>4 10 <text:s text:c="2"/>0.00 <text:s text:c="2"/>0.00 <text:s text:c="2"/>0.00 <text:s text:c="3"/>0.00 <text:s text:c="2"/>0.00 <text:s text:c="2"/>0.00/ <text:s/>0.00 <text:s text:c="2"/>2.00 <text:s text:c="2"/>0.00/ -4.00 <text:s text:c="2"/>0.00 <text:s text:c="2"/>0.00/ -4.00 <text:s text:c="2"/>0.00 <text:s text:c="2"/>0.00/ <text:s/>0.00 <text:s text:c="2"/>2.00 <text:s text:c="2"/>0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3) 200 <text:s/>4 10 <text:s text:c="2"/>0.00 <text:s text:c="2"/>0.00 <text:s text:c="2"/>0.00 <text:s text:c="3"/>0.00 <text:s text:c="2"/>0.00 <text:s text:c="2"/>0.00/ <text:s/>0.00 <text:s text:c="2"/>0.00 <text:s text:c="2"/>0.00/ -4.00 <text:s text:c="2"/>0.00 <text:s text:c="2"/>0.00/ -4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) 200 <text:s/>4 10 <text:s text:c="2"/>0.00 <text:s text:c="2"/>0.00 <text:s text:c="2"/>0.00 <text:s text:c="3"/>0.00 <text:s text:c="2"/>0.00 <text:s text:c="2"/>0.00/ <text:s/>0.00 <text:s text:c="2"/>0.00 <text:s text:c="2"/>0.00/ <text:s/>0.00 <text:s text:c="2"/>2.00 <text:s text:c="2"/>0.00/ <text:s/>0.00 <text:s text:c="2"/>2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5) 200 <text:s/>4 10 <text:s text:c="2"/>0.00 <text:s text:c="2"/>0.00 <text:s text:c="2"/>0.00 <text:s text:c="3"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6) 500 <text:s/>4 10 <text:s text:c="2"/>0.00 <text:s text:c="2"/>0.00 <text:s text:c="2"/>0.00 <text:s text:c="3"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7)1000 <text:s/>4 10 <text:s text:c="2"/>0.00 <text:s text:c="2"/>0.00 <text:s text:c="2"/>0.00 <text:s text:c="3"/>0.00 <text:s text:c="2"/>3.00 <text:s text:c="2"/>0.00/ <text:s/>0.00 <text:s text:c="2"/>3.00 <text:s text:c="2"/>0.00/ <text:s/>0.00 <text:s text:c="2"/>3.00 <text:s text:c="2"/>0.00/ <text:s/>0.00 <text:s text:c="2"/>3.00 <text:s text:c="2"/>0.00/ <text:s/>0.00 <text:s text:c="2"/>3.00 <text:s text:c="2"/>0.00/ <text:s/>0.00 <text:s text:c="2"/>3.00 <text:s text:c="2"/>0.00</text:p>
          </table:table-cell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00-00-00</text:date>, <text:time style:data-style-name="N2" text:time-value="09:52:47.5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4:26:01.187000000</meta:creation-date>
    <dc:date>2022-02-02T23:10:22.488000000</dc:date>
    <meta:editing-duration>PT1H35M34S</meta:editing-duration>
    <meta:editing-cycles>7</meta:editing-cycles>
    <meta:generator>LibreOffice/7.1.8.1$Windows_X86_64 LibreOffice_project/e1f30c802c3269a1d052614453f260e49458c82c</meta:generator>
    <meta:document-statistic meta:table-count="2" meta:cell-count="255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cc00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66ff" draw:fill-color="#0066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996633" draw:fill-color="#996633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9933ff" draw:fill-color="#9933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ff99ff" draw:fill-color="#ff99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934cm" svg:height="22.699cm" xlink:href=".." xlink:type="simple" chart:class="chart:scatter" chart:style-name="ch1">
        <chart:title svg:x="5.58cm" svg:y="0.586cm" chart:style-name="ch2">
          <text:p>Hexbot Toe Position Plot</text:p>
        </chart:title>
        <chart:subtitle svg:x="12.372cm" svg:y="0.64cm" chart:style-name="ch3">
          <text:p>including all frames</text:p>
        </chart:subtitle>
        <chart:legend chart:legend-position="top" svg:x="16.594cm" svg:y="0.541cm" style:legend-expansion="custom" svg:width="9.829cm" svg:height="0.902cm" style:legend-expansion-aspect-ratio="10.8968957871397" chart:style-name="ch4"/>
        <chart:plot-area chart:style-name="ch5" table:cell-range-address="graph.B56:graph.C243 graph.C55:graph.C55 graph.E55:graph.E243 graph.G55:graph.G243 graph.I55:graph.I243 graph.K55:graph.K243 graph.M55:graph.M243 graph.N4:graph.O4 graph.O5:graph.O10" chart:data-source-has-labels="row" svg:x="1.45cm" svg:y="1.572cm" svg:width="25.939cm" svg:height="19.705cm">
          <chart:coordinate-region svg:x="1.704cm" svg:y="1.774cm" svg:width="25.493cm" svg:height="19.301cm"/>
          <chart:axis chart:dimension="x" chart:name="primary-x" chart:style-name="ch6">
            <chart:title svg:x="12.975cm" svg:y="21.73cm" chart:style-name="ch7">
              <text:p>Global X Coordinate</text:p>
            </chart:title>
          </chart:axis>
          <chart:axis chart:dimension="y" chart:name="primary-y" chart:style-name="ch8">
            <chart:title svg:x="0.342cm" svg:y="12.868cm" chart:style-name="ch9">
              <text:p>Global Y Coordinate</text:p>
            </chart:title>
            <chart:grid chart:style-name="ch10" chart:class="major"/>
          </chart:axis>
          <chart:series chart:style-name="ch11" chart:values-cell-range-address="graph.C56:graph.C243" chart:label-cell-address="graph.C55:graph.C55" chart:class="chart:scatter">
            <chart:domain table:cell-range-address="graph.B56:graph.B243"/>
            <chart:data-point chart:repeated="58"/>
          </chart:series>
          <chart:series chart:style-name="ch12" chart:values-cell-range-address="graph.E56:graph.E243" chart:label-cell-address="graph.E55:graph.E55" chart:class="chart:scatter">
            <chart:domain table:cell-range-address="graph.D56:graph.D243"/>
            <chart:data-point chart:repeated="58"/>
          </chart:series>
          <chart:series chart:style-name="ch13" chart:values-cell-range-address="graph.G56:graph.G243" chart:label-cell-address="graph.G55:graph.G55" chart:class="chart:scatter">
            <chart:domain table:cell-range-address="graph.F56:graph.F243"/>
            <chart:data-point chart:repeated="58"/>
          </chart:series>
          <chart:series chart:style-name="ch14" chart:values-cell-range-address="graph.I56:graph.I243" chart:label-cell-address="graph.I55:graph.I55" chart:class="chart:scatter">
            <chart:domain table:cell-range-address="graph.H56:graph.H243"/>
            <chart:data-point chart:repeated="58"/>
          </chart:series>
          <chart:series chart:style-name="ch15" chart:values-cell-range-address="graph.K56:graph.K243" chart:label-cell-address="graph.K55:graph.K55" chart:class="chart:scatter">
            <chart:domain table:cell-range-address="graph.J56:graph.J243"/>
            <chart:data-point chart:repeated="58"/>
          </chart:series>
          <chart:series chart:style-name="ch16" chart:values-cell-range-address="graph.M56:graph.M243" chart:label-cell-address="graph.M55:graph.M55" chart:class="chart:scatter">
            <chart:domain table:cell-range-address="graph.L56:graph.L243"/>
            <chart:data-point chart:repeated="58"/>
          </chart:series>
          <chart:series chart:style-name="ch17" chart:values-cell-range-address="graph.O5:graph.O10" chart:label-cell-address="graph.N4:graph.O4" chart:class="chart:scatter">
            <chart:domain table:cell-range-address="graph.N5:graph.N10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loL1Y</text:p>
                <draw:g>
                  <svg:desc>graph.C55:graph.C5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GloL4Y</text:p>
                <draw:g>
                  <svg:desc>graph.E55:graph.E5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GloL2Y</text:p>
                <draw:g>
                  <svg:desc>graph.G55:graph.G55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GloL5Y</text:p>
                <draw:g>
                  <svg:desc>graph.I55:graph.I5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GloL3Y</text:p>
                <draw:g>
                  <svg:desc>graph.K55:graph.K5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GloL6Y</text:p>
                <draw:g>
                  <svg:desc>graph.M55:graph.M5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Home-X Home-Y</text:p>
                <text:list>
                  <text:list-item>
                    <text:p>Home-X</text:p>
                  </text:list-item>
                  <text:list-item>
                    <text:p>Home-Y</text:p>
                  </text:list-item>
                </text:list>
                <draw:g>
                  <svg:desc>graph.N4:graph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61">
                <text:p>18.61</text:p>
                <draw:g>
                  <svg:desc>graph.B56:graph.B243</svg:desc>
                </draw:g>
              </table:table-cell>
              <table:table-cell office:value-type="float" office:value="-14.79">
                <text:p>-14.79</text:p>
                <draw:g>
                  <svg:desc>graph.C56:graph.C243</svg:desc>
                </draw:g>
              </table:table-cell>
              <table:table-cell office:value-type="float" office:value="18.61">
                <text:p>18.61</text:p>
                <draw:g>
                  <svg:desc>graph.D56:graph.D243</svg:desc>
                </draw:g>
              </table:table-cell>
              <table:table-cell office:value-type="float" office:value="14.79">
                <text:p>14.79</text:p>
                <draw:g>
                  <svg:desc>graph.E56:graph.E243</svg:desc>
                </draw:g>
              </table:table-cell>
              <table:table-cell office:value-type="float" office:value="0">
                <text:p>0</text:p>
                <draw:g>
                  <svg:desc>graph.F56:graph.F243</svg:desc>
                </draw:g>
              </table:table-cell>
              <table:table-cell office:value-type="float" office:value="-20.72">
                <text:p>-20.72</text:p>
                <draw:g>
                  <svg:desc>graph.G56:graph.G243</svg:desc>
                </draw:g>
              </table:table-cell>
              <table:table-cell office:value-type="float" office:value="0">
                <text:p>0</text:p>
                <draw:g>
                  <svg:desc>graph.H56:graph.H243</svg:desc>
                </draw:g>
              </table:table-cell>
              <table:table-cell office:value-type="float" office:value="20.72">
                <text:p>20.72</text:p>
                <draw:g>
                  <svg:desc>graph.I56:graph.I243</svg:desc>
                </draw:g>
              </table:table-cell>
              <table:table-cell office:value-type="float" office:value="-18.61">
                <text:p>-18.61</text:p>
                <draw:g>
                  <svg:desc>graph.J56:graph.J243</svg:desc>
                </draw:g>
              </table:table-cell>
              <table:table-cell office:value-type="float" office:value="-14.79">
                <text:p>-14.79</text:p>
                <draw:g>
                  <svg:desc>graph.K56:graph.K243</svg:desc>
                </draw:g>
              </table:table-cell>
              <table:table-cell office:value-type="float" office:value="-18.61">
                <text:p>-18.61</text:p>
                <draw:g>
                  <svg:desc>graph.L56:graph.L243</svg:desc>
                </draw:g>
              </table:table-cell>
              <table:table-cell office:value-type="float" office:value="14.79">
                <text:p>14.79</text:p>
                <draw:g>
                  <svg:desc>graph.M56:graph.M243</svg:desc>
                </draw:g>
              </table:table-cell>
              <table:table-cell office:value-type="float" office:value="18.61">
                <text:p>18.61</text:p>
                <draw:g>
                  <svg:desc>graph.N5:graph.N10</svg:desc>
                </draw:g>
              </table:table-cell>
              <table:table-cell office:value-type="float" office:value="-14.79">
                <text:p>-14.79</text:p>
                <draw:g>
                  <svg:desc>graph.O5:graph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91">
                <text:p>17.91</text:p>
              </table:table-cell>
              <table:table-cell office:value-type="float" office:value="-14.09">
                <text:p>-14.0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7.91">
                <text:p>-17.91</text:p>
              </table:table-cell>
              <table:table-cell office:value-type="float" office:value="14.09">
                <text:p>1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2">
                <text:p>17.2</text:p>
              </table:table-cell>
              <table:table-cell office:value-type="float" office:value="-13.38">
                <text:p>-13.38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7.2">
                <text:p>-17.2</text:p>
              </table:table-cell>
              <table:table-cell office:value-type="float" office:value="13.38">
                <text:p>1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49">
                <text:p>16.49</text:p>
              </table:table-cell>
              <table:table-cell office:value-type="float" office:value="-12.67">
                <text:p>-12.6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6.49">
                <text:p>-16.49</text:p>
              </table:table-cell>
              <table:table-cell office:value-type="float" office:value="12.67">
                <text:p>12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19.72">
                <text:p>-19.72</text:p>
              </table:table-cell>
              <table:table-cell office:value-type="float" office:value="0">
                <text:p>0</text:p>
              </table:table-cell>
              <table:table-cell office:value-type="float" office:value="19.72">
                <text:p>19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18.72">
                <text:p>-18.72</text:p>
              </table:table-cell>
              <table:table-cell office:value-type="float" office:value="0">
                <text:p>0</text:p>
              </table:table-cell>
              <table:table-cell office:value-type="float" office:value="18.72">
                <text:p>18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17.72">
                <text:p>-17.72</text:p>
              </table:table-cell>
              <table:table-cell office:value-type="float" office:value="0">
                <text:p>0</text:p>
              </table:table-cell>
              <table:table-cell office:value-type="float" office:value="17.72">
                <text:p>17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7.91">
                <text:p>17.91</text:p>
              </table:table-cell>
              <table:table-cell office:value-type="float" office:value="14.09">
                <text:p>14.09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7.91">
                <text:p>-17.91</text:p>
              </table:table-cell>
              <table:table-cell office:value-type="float" office:value="-14.09">
                <text:p>-14.09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7.2">
                <text:p>17.2</text:p>
              </table:table-cell>
              <table:table-cell office:value-type="float" office:value="13.38">
                <text:p>13.38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7.2">
                <text:p>-17.2</text:p>
              </table:table-cell>
              <table:table-cell office:value-type="float" office:value="-13.38">
                <text:p>-13.38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6.49">
                <text:p>16.49</text:p>
              </table:table-cell>
              <table:table-cell office:value-type="float" office:value="12.67">
                <text:p>12.6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6.49">
                <text:p>-16.49</text:p>
              </table:table-cell>
              <table:table-cell office:value-type="float" office:value="-12.67">
                <text:p>-12.6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2.16">
                <text:p>12.16</text:p>
              </table:table-cell>
              <table:table-cell office:value-type="float" office:value="0">
                <text:p>0</text:p>
              </table:table-cell>
              <table:table-cell office:value-type="float" office:value="-16.86">
                <text:p>-16.86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16">
                <text:p>1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2.36">
                <text:p>12.36</text:p>
              </table:table-cell>
              <table:table-cell office:value-type="float" office:value="0">
                <text:p>0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36">
                <text:p>12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2.56">
                <text:p>12.56</text:p>
              </table:table-cell>
              <table:table-cell office:value-type="float" office:value="0">
                <text:p>0</text:p>
              </table:table-cell>
              <table:table-cell office:value-type="float" office:value="-17.14">
                <text:p>-17.14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56">
                <text:p>1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2.76">
                <text:p>12.76</text:p>
              </table:table-cell>
              <table:table-cell office:value-type="float" office:value="0">
                <text:p>0</text:p>
              </table:table-cell>
              <table:table-cell office:value-type="float" office:value="-17.28">
                <text:p>-17.28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76">
                <text:p>1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  <table:table-cell office:value-type="float" office:value="-17.42">
                <text:p>-17.4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96">
                <text:p>1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3.16">
                <text:p>13.16</text:p>
              </table:table-cell>
              <table:table-cell office:value-type="float" office:value="0">
                <text:p>0</text:p>
              </table:table-cell>
              <table:table-cell office:value-type="float" office:value="-17.57">
                <text:p>-17.57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16">
                <text:p>1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3.36">
                <text:p>13.36</text:p>
              </table:table-cell>
              <table:table-cell office:value-type="float" office:value="0">
                <text:p>0</text:p>
              </table:table-cell>
              <table:table-cell office:value-type="float" office:value="-17.71">
                <text:p>-17.71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36">
                <text:p>1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3.56">
                <text:p>13.56</text:p>
              </table:table-cell>
              <table:table-cell office:value-type="float" office:value="0">
                <text:p>0</text:p>
              </table:table-cell>
              <table:table-cell office:value-type="float" office:value="-17.85">
                <text:p>-17.85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56">
                <text:p>1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3.76">
                <text:p>13.76</text:p>
              </table:table-cell>
              <table:table-cell office:value-type="float" office:value="0">
                <text:p>0</text:p>
              </table:table-cell>
              <table:table-cell office:value-type="float" office:value="-17.99">
                <text:p>-17.99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76">
                <text:p>1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